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master-page-name="Standard">
      <style:paragraph-properties fo:line-height="115%" fo:text-align="justify" style:justify-single-word="false" style:page-number="auto"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4" style:family="paragraph" style:parent-style-name="Standard">
      <style:paragraph-properties fo:line-height="115%" fo:text-align="justify" style:justify-single-word="false" fo:break-before="auto" fo:break-after="auto"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an</text:p>
      <text:p text:style-name="P1"/>
      <text:p text:style-name="P1">Słabizna. Znowu robią ze Spike’a ofiarę. Na dodatek nie przez jego postępowanie, bo on im całkiem słuszne rzeczy przekazał – choć mam wrażenie, że obecnie połowa Equestrian nie umie powiedzieć „No siema!” bez arcymądrej rady Księżniczki Twilight. Już nie mówiąc o tym, że autorytet z niej jest żaden, a zachowań społecznych sama nauczyła się w wieku dorosłym i to z problemami. To nie przejęcie inicjatywy przez fioletowego smoka spowodowało katastrofę, tylko wypełnianie przez niego poleceń Cadance, która sama mogłaby ruszyć czasami swoją tłustą… osobę, szczególnie że pilnowała Spike’a, więc jakaś szczególnie zajęta to ona nie była. Ogółem nie podoba mi się, że te kuce raz traktują smoka jak dziecko, a zaraz potem zlecają mu misje zdecydowanie nie dla małolatów. Mogliby się czasami zdecydować. </text:p>
      <text:p text:style-name="P1"/>
      <text:p text:style-name="P1">Macter4</text:p>
      <text:p text:style-name="P1"/>
      <text:p text:style-name="P1">Odcinki ze Spikiem w roli głównej są rzadkością i mam wrażanie, że lepiej by było, gdyby ich w ogóle nie robić – może dzięki temu twórcy przestaliby z niego robić taką łamagę. Odcinek jest przepełniony niespełnioną potrzebą bycia ważnym. Nasz bohater, by się dowartościować, podejmuje decyzje w imieniu Twilight. Pomijając już brak nawet elementarnego myślenia u większości petentów i to we wszystkich aspektach (począwszy od problemu, poprzez sposób przekazania odpowiedzi, kończąc na treści samej porady), rola smoka jest przykładem braku pomysłu twórców. Tak jak w pierwszym sezonie funkcja asystenta była ważna i istotna (samodzielne wyjazdy do Canterlotu i spotykanie się z ważnymi personami), tak teraz jest tylko „czymś” chodzącym obok księżniczki. I tak chyba autorom zostało z przyzwyczajenia, bo inaczej jak można wytłumaczyć fakt, że podczas otwarcia na podwyższeniu stały tylko księżniczki i Spike. Co więcej, nawet powiedział tam parę słów, które wszyscy olali. Naprawdę gorąco wierzę, że kiedyś się to zmieni i ten jego minitron przy tronie Twilight nie jest tylko dlatego, że nie ma możliwości pozbycia się tego bohatera z serialu.</text:p>
      <text:p text:style-name="P1"><text:s/></text:p>
      <text:p text:style-name="P1">Przy okazji małe słowo do tych wszystkich, którzy liczą lub też już policzyli klejnoty w rzeźbie. Przypominam, że jest to figura przestrzenna przedstawiona na dwuwymiarowym obrazie. Na 99% są w niej kamienie, których nie widać, czy to z drugiej strony, czy to w środku tej bryły.</text:p>
      <text:p text:style-name="P1"/>
      <text:p text:style-name="P3">SPIDIvonMARDER</text:p>
      <text:p text:style-name="P1">No! Całkiem porządny odcinek, który być może jest jaskółką powrotu ogarniętego Spike'a z I sezonu. Owszem, smok znowu zachował się raz czy dwa jak debil, ale przecież wiele jedgo decyzji było dobre, nie? To raczej sam szczyt został źle przygotowany i dlatego potrzeba było to potem odkręcać.</text:p>
      <text:p text:style-name="P1"><text:s/></text:p>
      <text:p text:style-name="P1">Lubię odcinki, które nie nie tyle psują kanon, a wręcz przeciwnie: bardzo ładnie uzupełniają. Mnóstwo fajnych detali o strukturach administracyjno-społecznych Equestrii. No i zgadza się to, co sądziłem od początku: Twilight to księżniczka mądrości! A Przyjaźń i mądrość się przecież zazębiają.</text:p>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28T12:38:27.723000000</dc:date>
    <meta:editing-duration>PT22M27S</meta:editing-duration>
    <meta:document-statistic meta:table-count="0" meta:image-count="0" meta:object-count="0" meta:page-count="1" meta:paragraph-count="11" meta:word-count="431" meta:character-count="2839" meta:non-whitespace-character-count="2410"/>
  </office:meta>
</office:document-meta>
</file>